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4.13mm"/>
    </style:style>
    <style:style style:name="co6" style:family="table-column">
      <style:table-column-properties fo:break-before="auto" style:column-width="29.62mm"/>
    </style:style>
    <style:style style:name="co7" style:family="table-column">
      <style:table-column-properties fo:break-before="auto" style:column-width="20.25mm"/>
    </style:style>
    <style:style style:name="co8" style:family="table-column">
      <style:table-column-properties fo:break-before="auto" style:column-width="32.77mm"/>
    </style:style>
    <style:style style:name="co9" style:family="table-column">
      <style:table-column-properties fo:break-before="auto" style:column-width="29.95mm"/>
    </style:style>
    <style:style style:name="co10" style:family="table-column">
      <style:table-column-properties fo:break-before="auto" style:column-width="36.07mm"/>
    </style:style>
    <style:style style:name="co11" style:family="table-column">
      <style:table-column-properties fo:break-before="auto" style:column-width="42.88mm"/>
    </style:style>
    <style:style style:name="co12" style:family="table-column">
      <style:table-column-properties fo:break-before="auto" style:column-width="41.7mm"/>
    </style:style>
    <style:style style:name="co13" style:family="table-column">
      <style:table-column-properties fo:break-before="auto" style:column-width="48.6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text-underline-style="none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_0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style-name="ce6" office:value-type="string" calcext:value-type="string">
            <text:p>Question_no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ubble_thresh</text:p>
          </table:table-cell>
          <table:table-cell table:style-name="ce7" office:value-type="string" calcext:value-type="string">
            <text:p>max_unmarked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MIN([Test_02_blurred.B2:.B31])" office:value-type="float" office:value="71" calcext:value-type="float">
            <text:p>71</text:p>
          </table:table-cell>
          <table:table-cell table:formula="of:=MAX([Test_02_blurred.B32:.B61])" office:value-type="float" office:value="79" calcext:value-type="float">
            <text:p>79</text:p>
          </table:table-cell>
          <table:table-cell table:formula="of:=AVERAGE([Test_02_blurred.B2:.B61])" office:value-type="float" office:value="73.2333333333333" calcext:value-type="float">
            <text:p>73.2333333333333</text:p>
          </table:table-cell>
          <table:table-cell table:formula="of:=AVEDEV([Test_02_blurred.B2:.B61])" office:value-type="float" office:value="4.89777777777779" calcext:value-type="float">
            <text:p>4.89777777777779</text:p>
          </table:table-cell>
          <table:table-cell table:formula="of:=STDEV([Test_02_blurred.B2:.B61])" office:value-type="float" office:value="6.17640855180987" calcext:value-type="float">
            <text:p>6.17640855180987</text:p>
          </table:table-cell>
          <table:table-cell table:formula="of:=[Test_02_blurred.E2]-SQRT([Test_02_blurred.G2])" office:value-type="float" office:value="70.7480952055456" calcext:value-type="float">
            <text:p>70.74809520554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</table:table>
      <table:table table:name="Test_03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style-name="ce6" office:value-type="string" calcext:value-type="string">
            <text:p>Question_no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ubble_thresh</text:p>
          </table:table-cell>
          <table:table-cell table:style-name="ce7" office:value-type="string" calcext:value-type="string">
            <text:p>max_unmarked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MIN([.B2:.B31])" office:value-type="float" office:value="67" calcext:value-type="float">
            <text:p>67</text:p>
          </table:table-cell>
          <table:table-cell table:formula="of:=MAX([.B32:.B61])" office:value-type="float" office:value="65" calcext:value-type="float">
            <text:p>65</text:p>
          </table:table-cell>
          <table:table-cell table:formula="of:=AVERAGE([.B2:.B61])" office:value-type="float" office:value="71.3166666666667" calcext:value-type="float">
            <text:p>71.3166666666667</text:p>
          </table:table-cell>
          <table:table-cell table:formula="of:=AVEDEV([.B2:.B61])" office:value-type="float" office:value="12.6605555555555" calcext:value-type="float">
            <text:p>12.6605555555555</text:p>
          </table:table-cell>
          <table:table-cell table:formula="of:=STDEV([.B2:.B61])" office:value-type="float" office:value="13.6747840024669" calcext:value-type="float">
            <text:p>13.6747840024669</text:p>
          </table:table-cell>
          <table:table-cell table:formula="of:=[.E2]-SQRT([.G2])" office:value-type="float" office:value="67.6187234542218" calcext:value-type="float">
            <text:p>67.61872345422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</table:table>
      <table:table table:name="Test_02_blurre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style-name="ce6" office:value-type="string" calcext:value-type="string">
            <text:p>Question_no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ubble_thresh</text:p>
          </table:table-cell>
          <table:table-cell table:style-name="ce7" office:value-type="string" calcext:value-type="string">
            <text:p>max_unmarke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avg dev</text:p>
          </table:table-cell>
          <table:table-cell office:value-type="string" calcext:value-type="string">
            <text:p>std dev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formula="of:=MIN([.B2:.B31])" office:value-type="float" office:value="71" calcext:value-type="float">
            <text:p>71</text:p>
          </table:table-cell>
          <table:table-cell table:formula="of:=MAX([.B32:.B61])" office:value-type="float" office:value="79" calcext:value-type="float">
            <text:p>79</text:p>
          </table:table-cell>
          <table:table-cell table:formula="of:=AVERAGE([.B2:.B61])" office:value-type="float" office:value="73.2333333333333" calcext:value-type="float">
            <text:p>73.2333333333333</text:p>
          </table:table-cell>
          <table:table-cell table:formula="of:=AVEDEV([.B2:.B61])" office:value-type="float" office:value="4.89777777777779" calcext:value-type="float">
            <text:p>4.89777777777779</text:p>
          </table:table-cell>
          <table:table-cell table:formula="of:=STDEV([.B2:.B61])" office:value-type="float" office:value="6.17640855180987" calcext:value-type="float">
            <text:p>6.17640855180987</text:p>
          </table:table-cell>
          <table:table-cell table:formula="of:=[.E2]-SQRT([.G2])" office:value-type="float" office:value="70.7480952055456" calcext:value-type="float">
            <text:p>70.74809520554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</table:table>
      <table:table table:name="Test_02_image_resized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4" table:default-cell-style-name="Default"/>
        <table:table-row table:style-name="ro1">
          <table:table-cell table:style-name="ce6" office:value-type="string" calcext:value-type="string">
            <text:p>Question_no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ubble_thresh</text:p>
          </table:table-cell>
          <table:table-cell table:style-name="ce7" office:value-type="string" calcext:value-type="string">
            <text:p>max_unmarked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avg dev</text:p>
          </table:table-cell>
          <table:table-cell table:style-name="ce7" office:value-type="string" calcext:value-type="string">
            <text:p>std dev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formula="of:=MIN([.B2:.B31])" office:value-type="float" office:value="104" calcext:value-type="float">
            <text:p>104</text:p>
          </table:table-cell>
          <table:table-cell table:formula="of:=MAX([.B32:.B61])" office:value-type="float" office:value="99" calcext:value-type="float">
            <text:p>99</text:p>
          </table:table-cell>
          <table:table-cell table:formula="of:=AVERAGE([.B2:.B61])" office:value-type="float" office:value="103.9" calcext:value-type="float">
            <text:p>103.9</text:p>
          </table:table-cell>
          <table:table-cell table:formula="of:=AVEDEV([.B2:.B61])" office:value-type="float" office:value="9.19999999999999" calcext:value-type="float">
            <text:p>9.19999999999999</text:p>
          </table:table-cell>
          <table:table-cell table:formula="of:=STDEV([.B2:.B61])" office:value-type="float" office:value="10.6208940221861" calcext:value-type="float">
            <text:p>10.6208940221861</text:p>
          </table:table-cell>
          <table:table-cell table:formula="of:=[.E2]-SQRT([.G2])" office:value-type="float" office:value="100.641028686505" calcext:value-type="float">
            <text:p>100.6410286865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30" calcext:value-type="float">
            <text:p>130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</table:table>
      <table:table table:name="Test_03_resisez_1500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20" table:default-cell-style-name="Default"/>
        <table:table-row table:style-name="ro3">
          <table:table-cell table:style-name="ce5" office:value-type="string" calcext:value-type="string">
            <text:p>Ques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bubble_thresh</text:p>
          </table:table-cell>
          <table:table-cell table:style-name="ce5" office:value-type="string" calcext:value-type="string">
            <text:p>max_unmarked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avg dev</text:p>
          </table:table-cell>
          <table:table-cell table:style-name="ce5" office:value-type="string" calcext:value-type="string">
            <text:p>std dev</text:p>
          </table:table-cell>
          <table:table-cell table:style-name="ce5"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formula="of:=MIN([.B2:.B31])" office:value-type="float" office:value="208" calcext:value-type="float">
            <text:p>208</text:p>
          </table:table-cell>
          <table:table-cell table:formula="of:=MAX([.B32:.B61])" office:value-type="float" office:value="177" calcext:value-type="float">
            <text:p>177</text:p>
          </table:table-cell>
          <table:table-cell table:formula="of:=AVERAGE([.B2:.B61])" office:value-type="float" office:value="210.466666666667" calcext:value-type="float">
            <text:p>210.466666666667</text:p>
          </table:table-cell>
          <table:table-cell table:formula="of:=AVEDEV([.B2:.B61])" office:value-type="float" office:value="38.8822222222222" calcext:value-type="float">
            <text:p>38.8822222222222</text:p>
          </table:table-cell>
          <table:table-cell table:formula="of:=STDEV([.B2:.B61])" office:value-type="float" office:value="41.7492379577939" calcext:value-type="float">
            <text:p>41.749237957793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83" calcext:value-type="float">
            <text:p>283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table:number-columns-repeated="102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82" calcext:value-type="float">
            <text:p>282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69" calcext:value-type="float">
            <text:p>269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1" calcext:value-type="float">
            <text:p>241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8" calcext:value-type="float">
            <text:p>258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9" calcext:value-type="float">
            <text:p>239</text:p>
          </table:table-cell>
          <table:table-cell table:number-columns-repeated="102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26" calcext:value-type="float">
            <text:p>226</text:p>
          </table:table-cell>
          <table:table-cell table:number-columns-repeated="102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76" calcext:value-type="float">
            <text:p>276</text:p>
          </table:table-cell>
          <table:table-cell table:number-columns-repeated="102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53" calcext:value-type="float">
            <text:p>253</text:p>
          </table:table-cell>
          <table:table-cell table:number-columns-repeated="102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8" calcext:value-type="float">
            <text:p>208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47" calcext:value-type="float">
            <text:p>247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23" calcext:value-type="float">
            <text:p>223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12" calcext:value-type="float">
            <text:p>212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73" calcext:value-type="float">
            <text:p>273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47" calcext:value-type="float">
            <text:p>247</text:p>
          </table:table-cell>
          <table:table-cell table:number-columns-repeated="102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63" calcext:value-type="float">
            <text:p>263</text:p>
          </table:table-cell>
          <table:table-cell table:number-columns-repeated="102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67" calcext:value-type="float">
            <text:p>267</text:p>
          </table:table-cell>
          <table:table-cell table:number-columns-repeated="102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46" calcext:value-type="float">
            <text:p>246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73" calcext:value-type="float">
            <text:p>273</text:p>
          </table:table-cell>
          <table:table-cell table:number-columns-repeated="102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table:number-columns-repeated="102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73" calcext:value-type="float">
            <text:p>273</text:p>
          </table:table-cell>
          <table:table-cell table:number-columns-repeated="102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table:number-columns-repeated="102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table:number-columns-repeated="102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9" calcext:value-type="float">
            <text:p>169</text:p>
          </table:table-cell>
          <table:table-cell table:number-columns-repeated="102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73" calcext:value-type="float">
            <text:p>173</text:p>
          </table:table-cell>
          <table:table-cell table:number-columns-repeated="102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68" calcext:value-type="float">
            <text:p>168</text:p>
          </table:table-cell>
          <table:table-cell table:number-columns-repeated="102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76" calcext:value-type="float">
            <text:p>176</text:p>
          </table:table-cell>
          <table:table-cell table:number-columns-repeated="102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68" calcext:value-type="float">
            <text:p>168</text:p>
          </table:table-cell>
          <table:table-cell table:number-columns-repeated="102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72" calcext:value-type="float">
            <text:p>172</text:p>
          </table:table-cell>
          <table:table-cell table:number-columns-repeated="102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76" calcext:value-type="float">
            <text:p>176</text:p>
          </table:table-cell>
          <table:table-cell table:number-columns-repeated="102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table:number-columns-repeated="102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table:number-columns-repeated="102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table:number-columns-repeated="102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72" calcext:value-type="float">
            <text:p>172</text:p>
          </table:table-cell>
          <table:table-cell table:number-columns-repeated="102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74" calcext:value-type="float">
            <text:p>174</text:p>
          </table:table-cell>
          <table:table-cell table:number-columns-repeated="102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67" calcext:value-type="float">
            <text:p>167</text:p>
          </table:table-cell>
          <table:table-cell table:number-columns-repeated="102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76" calcext:value-type="float">
            <text:p>176</text:p>
          </table:table-cell>
          <table:table-cell table:number-columns-repeated="102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74" calcext:value-type="float">
            <text:p>174</text:p>
          </table:table-cell>
          <table:table-cell table:number-columns-repeated="102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74" calcext:value-type="float">
            <text:p>174</text:p>
          </table:table-cell>
          <table:table-cell table:number-columns-repeated="102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 table:number-columns-repeated="102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74" calcext:value-type="float">
            <text:p>174</text:p>
          </table:table-cell>
          <table:table-cell table:number-columns-repeated="102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75" calcext:value-type="float">
            <text:p>175</text:p>
          </table:table-cell>
          <table:table-cell table:number-columns-repeated="102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77" calcext:value-type="float">
            <text:p>177</text:p>
          </table:table-cell>
          <table:table-cell table:number-columns-repeated="102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73" calcext:value-type="float">
            <text:p>173</text:p>
          </table:table-cell>
          <table:table-cell table:number-columns-repeated="102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74" calcext:value-type="float">
            <text:p>174</text:p>
          </table:table-cell>
          <table:table-cell table:number-columns-repeated="102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76" calcext:value-type="float">
            <text:p>176</text:p>
          </table:table-cell>
          <table:table-cell table:number-columns-repeated="102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67" calcext:value-type="float">
            <text:p>167</text:p>
          </table:table-cell>
          <table:table-cell table:number-columns-repeated="102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71" calcext:value-type="float">
            <text:p>171</text:p>
          </table:table-cell>
          <table:table-cell table:number-columns-repeated="102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73" calcext:value-type="float">
            <text:p>173</text:p>
          </table:table-cell>
          <table:table-cell table:number-columns-repeated="102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74" calcext:value-type="float">
            <text:p>174</text:p>
          </table:table-cell>
          <table:table-cell table:number-columns-repeated="102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62" calcext:value-type="float">
            <text:p>162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Test_02.A2:Test_02.B6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Test_03.A1:Test_03.B61">
          <table:sort>
            <table:sort-by table:field-number="0" table:data-type="automatic"/>
          </table:sort>
        </table:database-range>
        <table:database-range table:name="__Anonymous_Sheet_DB__3" table:target-range-address="Test_02_image_resized.A2:Test_02_image_resized.B61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Test_03_resisez_1500.A2:Test_03_resisez_1500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 style:data-style-name="N2" text:time-value="22:40:52.108830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5:45:00.716237900</meta:creation-date>
    <dc:date>2018-10-22T22:42:24.085182642</dc:date>
    <meta:editing-duration>PT15M16S</meta:editing-duration>
    <meta:editing-cycles>3</meta:editing-cycles>
    <meta:generator>LibreOffice/6.0.6.2$Linux_X86_64 LibreOffice_project/00m0$Build-2</meta:generator>
    <meta:document-statistic meta:table-count="5" meta:cell-count="658" meta:object-count="0"/>
  </office:meta>
</office:document-meta>
</file>